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Title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Frame_20_contents"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P6">&lt;%Nom%&gt; &lt;%Description%&gt;<text:line-break/>&lt;%AdresseLigne1%&gt;<text:line-break/>&lt;%AdresseLigne2%&gt;</text:p><text:p text:style-name="Frame_20_contents">RECOMMANDE</text:p><text:p text:style-name="Frame_20_contents"/><text:p text:style-name="P5"><text:text-input text:description="Plusieurs demandeurs">self.getFTOpinionRequestAddresse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Permis d'environnement classe 2</text:p>
      <text:p text:style-name="UrbanBody"/>
      <text:p text:style-name="UrbanBody"><text:span text:style-name="T4"><office:annotation><dc:creator>Gauthier Bastien</dc:creator><dc:date>2011-01-13T14:56:41</dc:date><text:p text:style-name="P7"><text:span text:style-name="T5">do text</text:span></text:p><text:p text:style-name="P7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self.getPortionOutsText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UrbanBody"/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7T11:22:46</dc:date>
    <dc:language>fr-FR</dc:language>
    <meta:editing-cycles>135</meta:editing-cycles>
    <meta:editing-duration>P2DT8H49M45S</meta:editing-duration>
    <dc:creator>Simon Delcourt</dc:creator>
    <meta:document-statistic meta:table-count="0" meta:image-count="0" meta:object-count="0" meta:page-count="1" meta:paragraph-count="17" meta:word-count="111" meta:character-count="949" meta:non-whitespace-character-count="860"/>
    <meta:user-defined meta:name="Info 1"/>
    <meta:user-defined meta:name="Info 2"/>
    <meta:user-defined meta:name="Info 3"/>
    <meta:user-defined meta:name="Info 4"/>
  </office:meta>
</office:document-meta>
</file>